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22:35:23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1-26T16:17:17.002000000</dc:date>
    <meta:editing-duration>P57DT21H52M24S</meta:editing-duration>
    <meta:editing-cycles>38</meta:editing-cycles>
    <meta:generator>LibreOffice/7.5.4.2$Windows_X86_64 LibreOffice_project/36ccfdc35048b057fd9854c757a8b67ec53977b6</meta:generator>
    <meta:document-statistic meta:table-count="3" meta:cell-count="1213" meta:object-count="0"/>
  </office:meta>
</office:document-meta>
</file>